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2b2aa" officeooo:paragraph-rsid="0002b2aa"/>
    </style:style>
    <style:style style:name="P2" style:family="paragraph" style:parent-style-name="Standard">
      <style:paragraph-properties fo:text-align="start" style:justify-single-word="false"/>
      <style:text-properties officeooo:rsid="0002b2aa" officeooo:paragraph-rsid="0002b2aa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2b2aa" officeooo:paragraph-rsid="0002b2aa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02b2aa"/>
    </style:style>
    <style:style style:name="T1" style:family="text">
      <style:text-properties officeooo:rsid="0002b2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Rich</text:p>
      <text:p text:style-name="P1">Homework #6</text:p>
      <text:p text:style-name="P1"/>
      <text:p text:style-name="P2">GitHub Repo: <text:a xlink:type="simple" xlink:href="https://github.com/davidrich27/wed_dev" text:style-name="Internet_20_link" text:visited-style-name="Visited_20_Internet_20_Link">https://github.com/davidrich27/wed_dev</text:a></text:p>
      <text:p text:style-name="P2"/>
      <text:p text:style-name="P2">Issues:</text:p>
      <text:p text:style-name="P2"/>
      <text:list xml:id="list3190563045" text:style-name="L1">
        <text:list-item>
          <text:p text:style-name="P4"><text:span text:style-name="T1">I was having issues getting NodeJS to because I had built my project so far using PHP backend. Turns out you can make Node execute PHP from the command line using exec(). <text:s/>It got my pages working but definitely not something I would do if I was building a public site. <text:line-break/></text:span></text:p>
        </text:list-item>
        <text:list-item>
          <text:p text:style-name="P3">When routing files through Node, I was getting the problem of my CSS files losing their headers (getting text/html or text/javascript MIME). <text:s/>Not sure why. <text:s/>I removed the headers for all Content-Types and now it works. <text:s/>I guess that this allows your browser to make the decision on its file type? <text:s/>Not a great solution, hopefully I can figure out why its doing i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23:18:46.729264775</meta:creation-date>
    <dc:date>2018-11-27T23:26:59.576493173</dc:date>
    <meta:editing-duration>PT8M28S</meta:editing-duration>
    <meta:editing-cycles>1</meta:editing-cycles>
    <meta:document-statistic meta:table-count="0" meta:image-count="0" meta:object-count="0" meta:page-count="1" meta:paragraph-count="6" meta:word-count="125" meta:character-count="715" meta:non-whitespace-character-count="591"/>
    <meta:generator>LibreOffice/6.0.4.2$MacOSX_X86_64 LibreOffice_project/9b0d9b32d5dcda91d2f1a96dc04c645c450872bf</meta:generator>
  </office:meta>
</office:document-meta>
</file>